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SimSun" svg:font-family="SimSun" style:font-family-generic="system" style:font-pitch="variable" svg:panose-1="2 1 6 0 3 1 1 1 1 1"/>
    <style:font-face style:name="Times" svg:font-family="Times" style:font-family-generic="system" style:font-pitch="variable" svg:panose-1="2 2 6 3 5 4 5 2 3 4"/>
    <style:font-face style:name="Segoe UI" svg:font-family="Segoe UI" style:font-family-generic="swiss" style:font-pitch="variable" svg:panose-1="2 11 5 2 4 2 4 2 2 3"/>
  </office:font-face-decls>
  <office:automatic-styles>
    <style:style style:name="P1" style:parent-style-name="Titre1" style:master-page-name="MP0" style:family="paragraph">
      <style:paragraph-properties fo:break-before="page"/>
    </style:style>
    <style:style style:name="P2" style:parent-style-name="Normal" style:family="paragraph">
      <style:paragraph-properties>
        <style:tab-stops>
          <style:tab-stop style:type="left" style:position="1.259in"/>
        </style:tab-stops>
      </style:paragraph-properties>
    </style:style>
    <style:style style:name="T3" style:parent-style-name="Policepardéfaut" style:family="text">
      <style:text-properties style:font-name-complex="Times New Roman" style:font-style-complex="italic"/>
    </style:style>
    <style:style style:name="T4" style:parent-style-name="Policepardéfaut" style:family="text">
      <style:text-properties style:font-name-complex="Times New Roman" style:font-style-complex="italic"/>
    </style:style>
    <style:style style:name="T5" style:parent-style-name="Policepardéfaut" style:family="text">
      <style:text-properties style:font-name-complex="Times New Roman" style:font-style-complex="italic"/>
    </style:style>
    <style:style style:name="T6" style:parent-style-name="Policepardéfaut" style:family="text">
      <style:text-properties style:font-name-complex="Times New Roman" fo:font-style="italic" style:font-style-asian="italic" style:font-style-complex="italic"/>
    </style:style>
    <style:style style:name="T7" style:parent-style-name="Policepardéfaut" style:family="text">
      <style:text-properties style:font-name-complex="Times New Roman" fo:font-style="italic" style:font-style-asian="italic" style:font-style-complex="italic"/>
    </style:style>
    <style:style style:name="P8" style:parent-style-name="Normal" style:family="paragraph">
      <style:paragraph-properties>
        <style:tab-stops>
          <style:tab-stop style:type="left" style:position="1.259in"/>
        </style:tab-stops>
      </style:paragraph-properties>
    </style:style>
    <style:style style:name="T9" style:parent-style-name="Policepardéfaut" style:family="text">
      <style:text-properties style:font-name-complex="Times New Roman"/>
    </style:style>
    <style:style style:name="T10" style:parent-style-name="Policepardéfaut" style:family="text">
      <style:text-properties style:font-name-complex="Times New Roman"/>
    </style:style>
    <style:style style:name="T11" style:parent-style-name="Policepardéfaut" style:family="text">
      <style:text-properties style:font-name-complex="Times New Roman"/>
    </style:style>
    <style:style style:name="T12" style:parent-style-name="Marquedecommentaire" style:family="text">
      <style:text-properties style:font-name-complex="Times New Roman"/>
    </style:style>
    <style:style style:name="P13" style:parent-style-name="Normal" style:family="paragraph">
      <style:paragraph-properties>
        <style:tab-stops>
          <style:tab-stop style:type="left" style:position="1.259in"/>
        </style:tab-stops>
      </style:paragraph-properties>
      <style:text-properties style:font-name-complex="Times New Roman" fo:font-style="italic" style:font-style-asian="italic" style:font-style-complex="italic"/>
    </style:style>
    <style:style style:name="P14" style:parent-style-name="Normal" style:family="paragraph">
      <style:paragraph-properties>
        <style:tab-stops>
          <style:tab-stop style:type="left" style:position="1.259in"/>
        </style:tab-stops>
      </style:paragraph-properties>
      <style:text-properties style:font-name-complex="Times New Roman" fo:font-style="italic" style:font-style-asian="italic" style:font-style-complex="italic"/>
    </style:style>
    <style:style style:name="P15" style:parent-style-name="Normal" style:family="paragraph">
      <style:paragraph-properties>
        <style:tab-stops>
          <style:tab-stop style:type="left" style:position="1.259in"/>
        </style:tab-stops>
      </style:paragraph-properties>
      <style:text-properties style:font-name-complex="Times New Roman" fo:font-style="italic" style:font-style-asian="italic" style:font-style-complex="italic"/>
    </style:style>
    <style:style style:name="P16" style:parent-style-name="Normal" style:family="paragraph">
      <style:paragraph-properties>
        <style:tab-stops>
          <style:tab-stop style:type="left" style:position="1.259in"/>
        </style:tab-stops>
      </style:paragraph-properties>
      <style:text-properties style:font-name-complex="Times New Roman" fo:font-style="italic" style:font-style-asian="italic" style:font-style-complex="italic"/>
    </style:style>
    <style:style style:name="P17" style:parent-style-name="Normal" style:family="paragraph">
      <style:paragraph-properties>
        <style:tab-stops>
          <style:tab-stop style:type="left" style:position="1.259in"/>
        </style:tab-stops>
      </style:paragraph-properties>
      <style:text-properties style:font-name-complex="Times New Roman" fo:font-style="italic" style:font-style-asian="italic" style:font-style-complex="italic"/>
    </style:style>
    <style:style style:name="P18" style:parent-style-name="Normal" style:family="paragraph">
      <style:text-properties style:font-name-complex="Times New Roman"/>
    </style:style>
    <style:style style:name="P19" style:parent-style-name="Normal" style:family="paragraph">
      <style:text-properties style:font-name-complex="Times New Roman" fo:font-style="italic" style:font-style-asian="italic" style:font-style-complex="italic"/>
    </style:style>
    <style:style style:name="P20" style:parent-style-name="Normal" style:family="paragraph">
      <style:text-properties style:font-name-complex="Times New Roman" fo:font-style="italic" style:font-style-asian="italic" style:font-style-complex="italic"/>
    </style:style>
    <style:style style:name="P21" style:parent-style-name="Normal" style:family="paragraph">
      <style:text-properties style:font-name-complex="Times New Roman" fo:font-style="italic" style:font-style-asian="italic" style:font-style-complex="italic"/>
    </style:style>
    <style:style style:name="P22" style:parent-style-name="Normal" style:family="paragraph">
      <style:text-properties style:font-name-complex="Times New Roman" fo:font-style="italic" style:font-style-asian="italic" style:font-style-complex="italic"/>
    </style:style>
    <style:style style:name="P23" style:parent-style-name="Normal" style:family="paragraph">
      <style:text-properties style:font-name-complex="Times New Roman" fo:font-style="italic" style:font-style-asian="italic" style:font-style-complex="italic"/>
    </style:style>
    <style:style style:name="P24" style:parent-style-name="Normal" style:family="paragraph">
      <style:paragraph-properties>
        <style:tab-stops>
          <style:tab-stop style:type="left" style:position="1.259in"/>
        </style:tab-stops>
      </style:paragraph-properties>
      <style:text-properties style:font-name-complex="Times New Roman"/>
    </style:style>
    <style:style style:name="P25" style:parent-style-name="Normal" style:family="paragraph">
      <style:paragraph-properties>
        <style:tab-stops>
          <style:tab-stop style:type="left" style:position="1.259in"/>
        </style:tab-stops>
      </style:paragraph-properties>
      <style:text-properties style:font-name-complex="Times New Roman" fo:font-style="italic" style:font-style-asian="italic" style:font-style-complex="italic"/>
    </style:style>
    <style:style style:name="P26" style:parent-style-name="Normal" style:family="paragraph">
      <style:paragraph-properties>
        <style:tab-stops>
          <style:tab-stop style:type="left" style:position="1.259in"/>
        </style:tab-stops>
      </style:paragraph-properties>
      <style:text-properties style:font-name-complex="Times New Roman" fo:font-style="italic" style:font-style-asian="italic" style:font-style-complex="italic"/>
    </style:style>
    <style:style style:name="P27" style:parent-style-name="Normal" style:family="paragraph">
      <style:paragraph-properties>
        <style:tab-stops>
          <style:tab-stop style:type="left" style:position="1.259in"/>
        </style:tab-stops>
      </style:paragraph-properties>
      <style:text-properties style:font-name-complex="Times New Roman" fo:font-style="italic" style:font-style-asian="italic" style:font-style-complex="italic"/>
    </style:style>
    <style:style style:name="P28" style:parent-style-name="Normal" style:family="paragraph">
      <style:paragraph-properties>
        <style:tab-stops>
          <style:tab-stop style:type="left" style:position="1.259in"/>
        </style:tab-stops>
      </style:paragraph-properties>
      <style:text-properties style:font-name-complex="Times New Roman" fo:font-style="italic" style:font-style-asian="italic" style:font-style-complex="italic"/>
    </style:style>
    <style:style style:name="P29" style:parent-style-name="Normal" style:family="paragraph">
      <style:paragraph-properties>
        <style:tab-stops>
          <style:tab-stop style:type="left" style:position="1.259in"/>
        </style:tab-stops>
      </style:paragraph-properties>
      <style:text-properties style:font-name-complex="Times New Roman" fo:font-style="italic" style:font-style-asian="italic" style:font-style-complex="italic"/>
    </style:style>
    <style:style style:name="P30" style:parent-style-name="NormalWeb" style:family="paragraph">
      <style:paragraph-properties fo:margin-top="0in" fo:margin-bottom="0in" fo:background-color="#FFFFFF"/>
      <style:text-properties fo:color="#000000"/>
    </style:style>
    <style:style style:name="P31" style:parent-style-name="Normal" style:family="paragraph">
      <style:text-properties style:font-name-complex="Times New Roman" fo:font-style="italic" style:font-style-asian="italic" style:font-style-complex="italic" fo:color="#000000"/>
    </style:style>
    <style:style style:name="P32" style:parent-style-name="Normal" style:family="paragraph">
      <style:text-properties style:font-name-complex="Times New Roman" fo:font-style="italic" style:font-style-asian="italic" style:font-style-complex="italic" fo:color="#000000"/>
    </style:style>
    <style:style style:name="P33" style:parent-style-name="Normal" style:family="paragraph">
      <style:text-properties style:font-name-complex="Times New Roman" fo:font-style="italic" style:font-style-asian="italic" style:font-style-complex="italic" fo:color="#000000"/>
    </style:style>
    <style:style style:name="P34" style:parent-style-name="Normal" style:family="paragraph">
      <style:text-properties style:font-name-complex="Times New Roman" fo:font-style="italic" style:font-style-asian="italic" style:font-style-complex="italic" fo:color="#000000"/>
    </style:style>
    <style:style style:name="T35" style:parent-style-name="Policepardéfaut" style:family="text">
      <style:text-properties style:font-name-complex="Times New Roman" fo:font-style="italic" style:font-style-asian="italic" style:font-style-complex="italic" fo:color="#000000"/>
    </style:style>
    <style:style style:name="T36" style:parent-style-name="Policepardéfaut" style:family="text">
      <style:text-properties style:font-name-complex="Times New Roman" fo:font-style="italic" style:font-style-asian="italic" style:font-style-complex="italic" fo:color="#000000"/>
    </style:style>
    <style:style style:name="T37" style:parent-style-name="Policepardéfaut" style:family="text">
      <style:text-properties style:font-name-complex="Times New Roman" fo:font-style="italic" style:font-style-asian="italic" style:font-style-complex="italic"/>
    </style:style>
    <style:style style:name="P38" style:parent-style-name="Normal" style:family="paragraph">
      <style:text-properties style:font-name-complex="Times New Roman"/>
    </style:style>
    <style:style style:name="P39" style:parent-style-name="Normal" style:family="paragraph">
      <style:text-properties style:font-name-complex="Times New Roman" fo:font-style="italic" style:font-style-asian="italic" style:font-style-complex="italic"/>
    </style:style>
    <style:style style:name="P40" style:parent-style-name="Normal" style:family="paragraph">
      <style:text-properties style:font-name-complex="Times New Roman" fo:font-style="italic" style:font-style-asian="italic" style:font-style-complex="italic"/>
    </style:style>
    <style:style style:name="P41" style:parent-style-name="Normal" style:family="paragraph">
      <style:text-properties style:font-name-complex="Times New Roman" fo:font-style="italic" style:font-style-asian="italic" style:font-style-complex="italic"/>
    </style:style>
    <style:style style:name="P42" style:parent-style-name="Normal" style:family="paragraph">
      <style:text-properties style:font-name-complex="Times New Roman" fo:font-style="italic" style:font-style-asian="italic" style:font-style-complex="italic"/>
    </style:style>
    <style:style style:name="T43" style:parent-style-name="Policepardéfaut" style:family="text">
      <style:text-properties style:font-name-complex="Times New Roman" fo:font-style="italic" style:font-style-asian="italic" style:font-style-complex="italic"/>
    </style:style>
    <style:style style:name="T44" style:parent-style-name="Policepardéfaut" style:family="text">
      <style:text-properties style:font-name-complex="Times New Roman" fo:font-style="italic" style:font-style-asian="italic" style:font-style-complex="italic"/>
    </style:style>
  </office:automatic-styles>
  <office:body>
    <office:text text:use-soft-page-breaks="true">
      <text:h text:style-name="P1" text:outline-level="1">Page accueil – Correspondance Delacroix</text:h>
      <text:h text:style-name="Titre2" text:outline-level="2">Présentation</text:h>
      <text:p text:style-name="Normal">Cette édition numérique de la correspondance d’Eugène Delacroix (1798-1863) permet de découvrir la vie et l’œuvre du peintre à<text:s/>travers ses lettres. Ce projet, toujours en cours, donne accès à une partie de sa correspondance éditée en XML-TEI et à un inventaire complet des lettres dans lesquels des recherches peuvent être effectuées.</text:p>
      <text:p text:style-name="P2"><text:span text:style-name="T3">Pour en savoir plus sur cette édition :</text:span><text:span text:style-name="T4"><text:tab/></text:span><text:span text:style-name="T5"><text:line-break/></text:span><text:span text:style-name="T6">Vignett</text:span><text:span text:style-name="T7">es : <text:s/>Le projet / La correspondance /Les principes d’édition /Crédits et contact</text:span></text:p>
      <text:h text:style-name="Titre2" text:outline-level="2">Rechercher dans la correspondance<text:s/></text:h>
      <text:p text:style-name="Normal">Vignettes : Lettres éditées par date/ Correspondants / Lieux / Inventaire général des lettres</text:p>
      <text:h text:style-name="Titre2" text:outline-level="2">Découvrir Delacroix à travers sa correspondance :<text:s/></text:h>
      <text:h text:style-name="Titre3" text:outline-level="3"><text:a xlink:href="https://delacroix.huma-num.fr/articles/commandes" office:target-frame-name="_top" xlink:show="replace"><text:span text:style-name="Lienhypertexte"><office:annotation office:name="0"><dc:creator>Gaelle</dc:creator><dc:date>2022-06-20T12:03:00</dc:date><text:p text:style-name="Commentaire">Cliquable pour aller sur la page article</text:p></office:annotation>« Je me sentais capable de couvrir de peintures une ville entière » : les commandes officielles de Delacroix</text:span></text:a></text:h>
      <text:p text:style-name="P8"><text:span text:style-name="T9">Les commandes officielles occupent un pan considérable de la carrière d’Eugène Delacroix, le peintr</text:span><text:span text:style-name="T10">e s’en étant vu confier dès les années 1820 et ce jusqu’à ses dernières années. L’abondante correspondance du peintre permet de comprendre à la fois les raisons pour lesquelles Delacroix eut pour dessein de répondre à de telles commandes et ce qui a pu inc</text:span><text:span text:style-name="T11">iter de nombreuses instances officielles à recourir à ses services. (Article)<text:s/></text:span><text:span text:style-name="T12"><office:annotation-end office:name="0"/></text:span></text:p>
      <text:p text:style-name="P13">Lettre à Nicolas Martin du Nord, 27 décembre 1836 : CAC_ED_assemblee-ms1869-2-d1-p16</text:p>
      <text:p text:style-name="P14">Lettre à Adolphe Thiers, 27 octobre 1838 : CAC_ED_bnf-man-naf20608-f55</text:p>
      <text:p text:style-name="P15">Lettre à Edmond Cavé, 12 août 1845 : CAC_ED_assemblee-ms1869-2-d2-p41</text:p>
      <text:p text:style-name="P16">Lettre à Pierre Luc Charles Ciceri, 11 octobre 1845 : CAC_ED_assemblee-ms1492ter-p4</text:p>
      <text:p text:style-name="P17">Lettre à Gustave Planche, 9 mai 1854 : CAC_ED_ap-4AZ-11</text:p>
      <text:h text:style-name="Titre3" text:outline-level="3">Joséphine de Forget : sa consolatrice</text:h>
      <text:p text:style-name="P18">Lointaine cousine, amante et<text:s/>amie de Delacroix, la baronne de Forget née Joséphine de Lavallette (1802-1886) fut l’une des femmes les plus importantes de la vie du peintre. Alors qu’il choisit de ne jamais se marier, préférant consacrer sa vie à son art, Delacroix conserva une grande<text:s/>affection pour sa « consolatrice » comme il aimait l’appeler. Les lettres qu’ils échangèrent durant trente années, bien qu’inégalement conservées, nous dévoilent un peu de leurs sentiments et de leur histoire, faisait apparaître un portrait intime du maître.<text:s/></text:p>
      <text:p text:style-name="P19">Lettre à Joséphine de Forget, vers 1844-46 : CAC_ED_inha-aut120-1398-04a-1</text:p>
      <text:p text:style-name="P20"><text:bookmark-start text:name="_Toc85478475"/>Lettre de Joséphine de Forget à Delacroix, [13-15 octobre 1845]<text:bookmark-end text:name="_Toc85478475"/> : CAC_ED_creteil-ad-2j187-<text:soft-page-break/>19</text:p>
      <text:p text:style-name="P21">Lettre à Joséphine de Forget, [17 octobre 1847] : CAC_ED_inha-aut120-1398-04c-5</text:p>
      <text:p text:style-name="P22">Lettre à Joséphine de Forget, [29 août 1848] : CAC_ED_assemblee-ms1944</text:p>
      <text:p text:style-name="P23">Lettre de Joséphine de Forget à Delacroix, 28 octobre [1859 ?] : CAC_ED_creteil-ad-2j187-44</text:p>
      <text:h text:style-name="Titre3" text:outline-level="3">L’amitié selon Delacroix : lettres à son ami d’enfance, Jean-Baptiste Pierret</text:h>
      <text:p text:style-name="P24">Delacroix rencontra Jean-Baptiste Pierret au Lycée impérial à Paris. L’amitié très profonde qui les unit apparaît au fil des nombreuses lettres que Delacroix lui adressa et dont une partie est aujourd’hui conservée au musée du Louvre. Très proche de la famille de Pierret, il fut le parrain de leur fille Marie et prit leur fils Henri-Maximilien comme assistant pour le décor de la bibliothèque de la chambre des pairs.<text:s/></text:p>
      <text:p text:style-name="P25">Lettre à Jean-Baptiste Pierret, 18 septembre 1818 : CAC_ED_louvre-A517</text:p>
      <text:p text:style-name="P26">Lettre à Jean-Baptiste Pierret, 20<text:s/>octobre 1820 : CAC_ED_louvre-A529</text:p>
      <text:p text:style-name="P27">Lettre à Jean-Baptiste Pierret, 29 octobre 1820 : CAC_ED_louvre-A531</text:p>
      <text:p text:style-name="P28">Lettre à Jean-Baptiste Pierret, 23 septembre 1834 : CAC_ED_louvre-A564</text:p>
      <text:p text:style-name="P29">Lettre à Jean-Baptiste Pierret, 5 mars 1842 : CAC_ED_louvre-A578</text:p>
      <text:h text:style-name="Titre3" text:outline-level="3">Le voyage au Maroc</text:h>
      <text:p text:style-name="P30">Entre janvier et juin 1832, Delacroix accompagna la délégation diplomatique française conduite par le comte Charles de Mornay pour rencontrer le sultan du Maroc Moulay Abd-Er-Rahman. Chargé de rendre compte du voyage par ses talents, il fit de nombreux<text:s/>dessins et observations qui nourrirent son œuvre jusqu’à la fin de sa vie. Ses lettres adressées à ses amis et à sa famille durant son voyage témoignent de ses impressions face à sa découverte de l’Orient.</text:p>
      <text:p text:style-name="P31">Lettre à Jean-Baptiste Pierret, 24 janvier 1832 :<text:s/>CAC_ED_louvre-A554</text:p>
      <text:p text:style-name="P32">Lettre à Jean-Baptiste Pierret, 8 février 1832 : CAC_ED_louvre-A556</text:p>
      <text:p text:style-name="P33">Lettre à Jean-Baptiste Pierret, 29 février 1832 : CAC_ED_louvre-A557</text:p>
      <text:p text:style-name="P34">Lettre à Jean-Baptiste Pierret, 16 au 23 mars 1832 : CAC_ED_louvre-A558</text:p>
      <text:p text:style-name="Normal"><text:span text:style-name="T35">Lettre à Jean-Baptiste Pierr</text:span><text:span text:style-name="T36">et</text:span><text:span text:style-name="T37">, 2 avril 1832 : CAC_ED_louvre-A559</text:span></text:p>
      <text:h text:style-name="Titre3" text:outline-level="3">Les demeures du peintre : entre Paris et Champrosay</text:h>
      <text:p text:style-name="P38">Delacroix résida une grande partie de sa vie entre Paris et sa maison de campagne qu’il affectionnait particulièrement à Champrosay et qu’il finit par acheter. A Paris, il passa du faubourg Saint-Germain au quartier de Notre-Dame-de-Lorette avant de retraverser la Seine pour s’installer dans sa maison de la rue de Furstemberg où il finit sa vie en bénéficiant d’un peu de nature dans Paris. On devine dans ses lettres ses demeures et parfois quelques aménagements, mais c’est surtout son tempérament « campagnard » qui apparaît et son goût pour la nature.</text:p>
      <text:soft-page-break/>
      <text:p text:style-name="P39">Lettre à Joséphine de Forget, [11 juillet 1844] : CAC_ED_inha-aut120-1398-04a-2</text:p>
      <text:p text:style-name="P40">Lettre de Joséphine de Forget à Delacroix, 27 juillet [1845] : CAC_ED_creteil-ad-2j187-19</text:p>
      <text:p text:style-name="P41">Lettre à Joséphine de Forget, 30 avril [1850] : CAC_ED_inha-aut120-1398-04g-1</text:p>
      <text:p text:style-name="P42">Lettre de Joséphine de Forget à Delacroix 18 août [1857] : CAC_ED_inha-aut120-1399-1c</text:p>
      <text:p text:style-name="Normal"><text:span text:style-name="T43">Lettre à Joséphine de Forget, 28 août<text:s/></text:span><text:span text:style-name="T44">[1857] : CAC_ED_ve-aguttes-2021-09-22-l7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SimSun" svg:font-family="SimSun" style:font-family-generic="system" style:font-pitch="variable" svg:panose-1="2 1 6 0 3 1 1 1 1 1"/>
    <style:font-face style:name="Times" svg:font-family="Times" style:font-family-generic="system" style:font-pitch="variable" svg:panose-1="2 2 6 3 5 4 5 2 3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text-align="center" fo:margin-top="0.1666in"/>
      <style:text-properties style:font-name="Calibri Light" style:font-name-asian="Times New Roman" fo:color="#2E74B5" fo:font-size="16pt" style:font-size-asian="16pt" style:font-size-complex="14.5pt" fo:hyphenate="false"/>
    </style:style>
    <style:style style:name="Titre2" style:display-name="Titre 2" style:family="paragraph" style:parent-style-name="Normal" style:next-style-name="Normal" style:default-outline-level="2">
      <style:paragraph-properties fo:keep-with-next="always" fo:keep-together="always" fo:border-top="0.0069in solid #000000" fo:border-left="none" fo:border-bottom="none" fo:border-right="none" fo:padding-top="0.1666in" fo:padding-left="0in" fo:padding-bottom="0in" fo:padding-right="0in" style:shadow="none" fo:margin-top="0.2083in"/>
      <style:text-properties style:font-name="Calibri Light" style:font-name-asian="Times New Roman" fo:color="#2E74B5" fo:font-size="13pt" style:font-size-asian="13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4166in" fo:margin-bottom="0in" fo:margin-left="0.7875in">
        <style:tab-stops/>
      </style:paragraph-properties>
      <style:text-properties style:font-name="Calibri Light" style:font-name-asian="Times New Roman" fo:font-weight="bold" style:font-weight-asian="bold" fo:color="#1F4D78" fo:font-size="14pt" style:font-size-asian="14pt" style:font-size-complex="10.5pt" fo:hyphenate="false"/>
    </style:style>
    <style:style style:name="Normal" style:display-name="Normal" style:family="paragraph">
      <style:paragraph-properties fo:widows="0" fo:orphans="0" fo:text-align="justify" fo:margin-top="0.0833in" fo:margin-bottom="0.0833in"/>
      <style:text-properties style:font-name="Times New Roman" style:font-name-asian="SimSun" style:font-name-complex="Mangal" style:letter-kerning="true" style:language-asian="zh" style:country-asian="CN" style:language-complex="hi" style:country-complex="IN" fo:hyphenate="false"/>
    </style:style>
    <style:style style:name="Policepardéfaut" style:display-name="Police par défaut" style:family="text"/>
    <style:style style:name="persName" style:display-name="&lt;persName&gt;" style:family="text">
      <style:text-properties style:use-window-font-color="true" fo:background-color="#FFFF00"/>
    </style:style>
    <style:style style:name="placeName" style:display-name="&lt;placeName&gt;" style:family="text">
      <style:text-properties fo:background-color="#FF0000"/>
    </style:style>
    <style:style style:name="salute" style:display-name="&lt;salute&gt;" style:family="paragraph" style:parent-style-name="Normal" style:next-style-name="Corpsdetexte">
      <style:paragraph-properties fo:margin-top="0.3937in" fo:margin-bottom="0.3937in"/>
      <style:text-properties style:font-name="Times" style:font-name-asian="Times" style:font-name-complex="Times New Roman" style:font-size-complex="10pt" style:language-asian="fr" style:country-asian="FR" fo:hyphenate="false"/>
    </style:style>
    <style:style style:name="Corpsdetexte" style:display-name="Corps de texte" style:family="paragraph" style:parent-style-name="Normal">
      <style:paragraph-properties fo:margin-top="0.059in" fo:margin-bottom="0.059in" fo:line-height="115%"/>
      <style:text-properties style:font-name="Times" style:font-name-asian="Times" style:font-name-complex="Times New Roman" style:font-size-complex="10pt" style:language-asian="fr" style:country-asian="FR" fo:hyphenate="false"/>
    </style:style>
    <style:style style:name="CorpsdetexteCar" style:display-name="Corps de texte Car" style:family="text" style:parent-style-name="Policepardéfaut">
      <style:text-properties style:font-name="Times" style:font-name-asian="Times" style:font-name-complex="Times New Roman" style:font-size-complex="10pt" style:language-asian="fr" style:country-asian="FR"/>
    </style:style>
    <style:style style:name="addrLine" style:display-name="&lt;addrLine&gt;" style:family="paragraph" style:parent-style-name="Normal" style:next-style-name="Normal">
      <style:paragraph-properties fo:border="0.0069in solid #FF40FF" fo:padding-top="0.0138in" fo:padding-left="0.0555in" fo:padding-bottom="0.0138in" fo:padding-right="0.0555in" style:shadow="none"/>
      <style:text-properties style:font-name-asian="Times" style:font-name-complex="Times New Roman" style:font-size-complex="10pt" style:language-asian="fr" style:country-asian="FR" fo:hyphenate="false"/>
    </style:style>
    <style:style style:name="dateLine" style:display-name="&lt;dateLine&gt;" style:family="paragraph" style:parent-style-name="Corpsdetexte">
      <style:paragraph-properties fo:border="0.0138in solid #AB7942" fo:padding-top="0.0138in" fo:padding-left="0.0555in" fo:padding-bottom="0.0138in" fo:padding-right="0.0555in" style:shadow="none"/>
      <style:text-properties fo:hyphenate="false"/>
    </style:style>
    <style:style style:name="Style1" style:display-name="Style1" style:family="text" style:parent-style-name="Policepardéfaut">
      <style:text-properties fo:background-color="transparent"/>
    </style:style>
    <style:style style:name="ref" style:display-name="&lt;ref&gt;" style:family="text" style:parent-style-name="Policepardéfaut">
      <style:text-properties fo:background-color="transparent"/>
    </style:style>
    <style:style style:name="refletter" style:display-name="&lt;ref letter&gt;" style:family="text" style:parent-style-name="Policepardéfaut">
      <style:text-properties fo:background-color="#92D050"/>
    </style:style>
    <style:style style:name="closer" style:display-name="&lt;closer&gt;" style:family="paragraph">
      <style:paragraph-properties fo:border="0.0208in double #000000" style:border-line-width="0.0069in 0.0069in 0.0069in" fo:padding-top="0.0138in" fo:padding-left="0.0555in" fo:padding-bottom="0.0138in" fo:padding-right="0.0555in" style:shadow="none" fo:text-align="justify"/>
      <style:text-properties style:font-size-complex="11pt" fo:hyphenate="false"/>
    </style:style>
    <style:style style:name="opener" style:display-name="&lt;opener&gt;" style:family="paragraph" style:parent-style-name="Normal">
      <style:paragraph-properties fo:border="0.0069in dotted #000000" fo:padding-top="0.0138in" fo:padding-left="0.0555in" fo:padding-bottom="0.0138in" fo:padding-right="0.0555in" style:shadow="none"/>
      <style:text-properties style:font-name-complex="Times New Roman" style:font-size-complex="11pt" fo:hyphenate="false"/>
    </style:style>
    <style:style style:name="Paragraphedeliste" style:display-name="Paragraphe de liste" style:family="paragraph" style:parent-style-name="Normal">
      <style:paragraph-properties fo:widows="2" fo:orphans="2" style:vertical-align="auto" fo:margin-left="0.5in">
        <style:tab-stops/>
      </style:paragraph-properties>
      <style:text-properties style:font-name="Calibri" style:font-name-asian="Times New Roman" style:font-name-complex="Times New Roman" style:letter-kerning="false" style:language-asian="fr" style:country-asian="FR" style:language-complex="ar" style:country-complex="SA" fo:hyphenate="false"/>
    </style:style>
    <style:style style:name="sdfootnote-western" style:display-name="sdfootnote-western" style:family="paragraph" style:parent-style-name="Normal">
      <style:paragraph-properties fo:widows="2" fo:orphans="2" style:vertical-align="auto" fo:margin-top="0.0694in"/>
      <style:text-properties style:font-name-asian="Times New Roman" style:font-name-complex="Times New Roman" style:letter-kerning="false" fo:font-size="10pt" style:font-size-asian="10pt" style:font-size-complex="10pt" style:language-asian="fr" style:country-asian="FR" style:language-complex="ar" style:country-complex="SA" fo:hyphenate="fals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fo:font-size="10pt" style:font-size-asian="10pt" style:font-size-complex="9pt" fo:hyphenate="false"/>
    </style:style>
    <style:style style:name="CommentaireCar" style:display-name="Commentaire Car" style:family="text" style:parent-style-name="Policepardéfaut">
      <style:text-properties style:font-name="Times New Roman" style:font-name-asian="SimSun" style:font-name-complex="Mangal" style:letter-kerning="true" fo:font-size="10pt" style:font-size-asian="10pt" style:font-size-complex="9pt" style:language-asian="zh" style:country-asian="CN" style:language-complex="hi" style:country-complex="IN"/>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Times New Roman" style:font-name-asian="SimSun" style:font-name-complex="Mangal" fo:font-weight="bold" style:font-weight-asian="bold" style:font-weight-complex="bold" style:letter-kerning="true" fo:font-size="10pt" style:font-size-asian="10pt" style:font-size-complex="9pt" style:language-asian="zh" style:country-asian="CN" style:language-complex="hi" style:country-complex="IN"/>
    </style:style>
    <style:style style:name="Textedebulles" style:display-name="Texte de bulles" style:family="paragraph" style:parent-style-name="Normal">
      <style:text-properties style:font-name="Segoe UI" fo:font-size="9pt" style:font-size-asian="9pt" style:font-size-complex="8pt" fo:hyphenate="false"/>
    </style:style>
    <style:style style:name="TextedebullesCar" style:display-name="Texte de bulles Car" style:family="text" style:parent-style-name="Policepardéfaut">
      <style:text-properties style:font-name="Segoe UI" style:font-name-asian="SimSun" style:font-name-complex="Mangal" style:letter-kerning="true" fo:font-size="9pt" style:font-size-asian="9pt" style:font-size-complex="8pt" style:language-asian="zh" style:country-asian="CN" style:language-complex="hi" style:country-complex="IN"/>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fr" style:country-asian="FR" style:language-complex="ar" style:country-complex="SA" fo:hyphenate="true"/>
    </style:style>
    <style:style style:name="Titre1Car" style:display-name="Titre 1 Car" style:family="text" style:parent-style-name="Policepardéfaut">
      <style:text-properties style:font-name="Calibri Light" style:font-name-asian="Times New Roman" style:font-name-complex="Mangal" fo:color="#2E74B5" style:letter-kerning="true" fo:font-size="16pt" style:font-size-asian="16pt" style:font-size-complex="14.5pt" style:language-asian="zh" style:country-asian="CN" style:language-complex="hi" style:country-complex="IN"/>
    </style:style>
    <style:style style:name="Titre2Car" style:display-name="Titre 2 Car" style:family="text" style:parent-style-name="Policepardéfaut">
      <style:text-properties style:font-name="Calibri Light" style:font-name-asian="Times New Roman" style:font-name-complex="Mangal" fo:color="#2E74B5" style:letter-kerning="true" fo:font-size="13pt" style:font-size-asian="13pt" style:font-size-complex="11.5pt" style:language-asian="zh" style:country-asian="CN" style:language-complex="hi" style:country-complex="IN"/>
    </style:style>
    <style:style style:name="epigraph" style:display-name="&lt;epigraph&gt;" style:family="paragraph" style:parent-style-name="Normal">
      <style:paragraph-properties fo:margin-top="0.25in" fo:margin-left="0.7875in">
        <style:tab-stops/>
      </style:paragraph-properties>
      <style:text-properties style:font-name-complex="Times New Roman" style:font-style-complex="italic" fo:color="#1F4E79" fo:hyphenate="false"/>
    </style:style>
    <style:style style:name="Titre3Car" style:display-name="Titre 3 Car" style:family="text" style:parent-style-name="Policepardéfaut">
      <style:text-properties style:font-name="Calibri Light" style:font-name-asian="Times New Roman" style:font-name-complex="Mangal" fo:font-weight="bold" style:font-weight-asian="bold" fo:color="#1F4D78" style:letter-kerning="true" fo:font-size="14pt" style:font-size-asian="14pt" style:font-size-complex="10.5pt" style:language-asian="zh" style:country-asian="CN" style:language-complex="hi" style:country-complex="IN"/>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38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ëlle Lafage</meta:initial-creator>
    <dc:creator>test</dc:creator>
    <meta:creation-date>2022-06-13T13:34:00Z</meta:creation-date>
    <dc:date>2022-06-27T07:15:00Z</dc:date>
    <meta:template xlink:href="Normal.dotm" xlink:type="simple"/>
    <meta:editing-cycles>9</meta:editing-cycles>
    <meta:editing-duration>PT180600S</meta:editing-duration>
    <meta:document-statistic meta:page-count="3" meta:paragraph-count="10" meta:word-count="824" meta:character-count="5347" meta:row-count="37" meta:non-whitespace-character-count="4533"/>
  </office:meta>
</office:document-meta>
</file>